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28cm" svg:stroke-color="#000000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</style:style>
    <style:style style:name="gr4" style:family="graphic" style:parent-style-name="objectwithoutfill">
      <style:graphic-properties svg:stroke-width="0.025cm" svg:stroke-color="#000000" draw:marker-start-width="0.238cm" draw:marker-end="Arrowheads_20_6" draw:marker-end-width="0.338cm" draw:fill="none" draw:textarea-vertical-align="middle" fo:padding-top="0.138cm" fo:padding-bottom="0.138cm" fo:padding-left="0.263cm" fo:padding-right="0.263cm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8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4.278cm" fo:min-width="9.153cm" loext:decorative="false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9.153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4.278cm" fo:min-width="4.498cm" loext:decorative="false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498cm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3.242cm" fo:min-width="3.745cm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386cm" fo:min-width="0.136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16" style:family="graphic" style:parent-style-name="objectwithoutfill">
      <style:graphic-properties svg:stroke-width="0cm" svg:stroke-color="#000000" draw:marker-end="Arrowheads_20_17" draw:marker-end-width="0.3cm" draw:fill="none" draw:textarea-vertical-align="middle" loext:decorative="false"/>
    </style:style>
    <style:style style:name="gr1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auto-grow-width="true" fo:min-height="0.702cm" fo:min-width="2.83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auto-grow-width="true" fo:min-height="0.702cm" fo:min-width="3.02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cm" fo:margin-bottom="0.152cm"/>
    </style:style>
    <style:style style:name="P7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/>
      <style:paragraph-properties fo:text-align="center" style:writing-mode="lr-tb"/>
      <style:text-properties fo:font-size="12pt"/>
    </style:style>
    <style:style style:name="P11" style:family="paragraph">
      <style:paragraph-properties fo:text-align="center"/>
      <style:text-properties fo:color="#666666" loext:opacity="100%" fo:font-size="12pt"/>
    </style:style>
    <style:style style:name="P12" style:family="paragraph">
      <loext:graphic-properties draw:fill="none"/>
      <style:paragraph-properties fo:text-align="center" style:writing-mode="lr-tb"/>
      <style:text-properties fo:color="#666666" loext:opacity="100%" fo:font-size="12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 style:writing-mode="lr-tb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2pt"/>
    </style:style>
    <style:style style:name="T5" style:family="text">
      <style:text-properties fo:color="#666666" loext:opacity="100%" fo:font-size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38cm" svg:height="0.629cm" svg:x="5.661cm" svg:y="4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3.493cm" svg:height="1.757cm" svg:x="4.234cm" svg:y="12.9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ctiv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5.98cm" svg:y1="5.216cm" svg:x2="5.98cm" svg:y2="6.15cm" draw:start-shape="id1" draw:start-glue-point="8" draw:end-shape="id2" draw:end-glue-point="4" svg:d="M5980 5216v934" svg:viewBox="0 0 1 935">
          <text:p/>
        </draw:connector>
        <draw:connector draw:style-name="gr4" draw:text-style-name="P4" draw:layer="layout" svg:x1="6.615cm" svg:y1="6.785cm" svg:x2="10.775cm" svg:y2="9.184cm" draw:start-shape="id2" draw:start-glue-point="7" draw:end-shape="id3" draw:end-glue-point="0" svg:d="M6615 6785h4160v2399" svg:viewBox="0 0 4161 2400">
          <text:p/>
        </draw:connector>
        <draw:g draw:style-name="gr5" xml:id="id7" draw:id="id7">
          <draw:path draw:style-name="gr6" draw:text-style-name="P5" draw:layer="layout" svg:width="1.058cm" svg:height="1.058cm" svg:x="15.611cm" svg:y="16.373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7" draw:text-style-name="P5" draw:layer="layout" svg:width="0.635cm" svg:height="0.635cm" svg:x="15.822cm" svg:y="16.584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8" draw:text-style-name="P7" draw:layer="layout" svg:width="7.62cm" svg:height="2.274cm" svg:x="1cm" svg:y="1cm">
          <draw:text-box>
            <text:p text:style-name="P6"><text:span text:style-name="T2">Activity Diagram</text:span></text:p>
            <text:p text:style-name="P6"><text:span text:style-name="T3">Title</text:span></text:p>
            <text:p text:style-name="P6"><text:span text:style-name="T2">22-Nov-2023 v1.0.0</text:span></text:p>
          </draw:text-box>
        </draw:frame>
        <draw:custom-shape draw:style-name="gr9" draw:text-style-name="P8" draw:layer="layout" svg:width="9.653cm" svg:height="14.528cm" svg:x="3.789cm" svg:y="4.1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9.653cm" svg:height="0.858cm" svg:x="3.789cm" svg:y="3.264cm">
          <text:p text:style-name="P9"><text:span text:style-name="T4">Swimlan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998cm" svg:height="14.528cm" svg:x="13.464cm" svg:y="4.1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998cm" svg:height="0.858cm" svg:x="13.464cm" svg:y="3.264cm">
          <text:p text:style-name="P9"><text:span text:style-name="T4">Swiml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3" draw:id="id3" draw:layer="layout" svg:width="3.493cm" svg:height="1.757cm" svg:x="9.029cm" svg:y="9.18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ctiv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.245cm" svg:height="3.492cm" svg:x="13.959cm" svg:y="11.665cm">
          <text:p text:style-name="P11"><text:span text:style-name="T5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2" draw:id="id2" draw:layer="layout" svg:width="1.27cm" svg:height="1.27cm" svg:x="5.345cm" svg:y="6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4" draw:layer="layout" svg:x1="5.98cm" svg:y1="7.42cm" svg:x2="5.98cm" svg:y2="9.427cm" draw:start-shape="id2" draw:start-glue-point="6" draw:end-shape="id4" draw:end-glue-point="4" svg:d="M5980 7420v2007" svg:viewBox="0 0 1 2008">
          <text:p/>
        </draw:connector>
        <draw:frame draw:style-name="gr17" draw:text-style-name="P15" draw:layer="layout" svg:width="3.338cm" svg:height="0.962cm" svg:x="7.011cm" svg:y="6.258cm">
          <draw:text-box>
            <text:p text:style-name="P14"><text:span text:style-name="T6">[Guard False]</text:span></text:p>
          </draw:text-box>
        </draw:frame>
        <draw:custom-shape draw:style-name="gr18" draw:text-style-name="P3" xml:id="id6" draw:id="id6" draw:layer="layout" svg:width="3.493cm" svg:height="1.757cm" svg:x="14.394cm" svg:y="12.9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ctiv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5" draw:layer="layout" svg:width="3.529cm" svg:height="0.644cm" svg:x="4.552cm" svg:y="7.846cm">
          <draw:text-box>
            <text:p text:style-name="P14"><text:span text:style-name="T6"><text:s/></text:span><text:span text:style-name="T6">[Guard True]</text:span></text:p>
          </draw:text-box>
        </draw:frame>
        <draw:custom-shape draw:style-name="gr20" draw:text-style-name="P13" xml:id="id4" draw:id="id4" draw:layer="layout" svg:width="1.27cm" svg:height="1.27cm" svg:x="5.345cm" svg:y="9.4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5.98cm" svg:y1="10.697cm" svg:x2="5.98cm" svg:y2="12.935cm" draw:start-shape="id4" draw:start-glue-point="6" draw:end-shape="id5" draw:end-glue-point="0" svg:d="M5980 10697v2238" svg:viewBox="0 0 1 2239">
          <text:p/>
        </draw:connector>
        <draw:connector draw:style-name="gr4" draw:text-style-name="P4" draw:layer="layout" svg:x1="7.727cm" svg:y1="13.813cm" svg:x2="14.394cm" svg:y2="13.813cm" draw:start-shape="id5" draw:start-glue-point="1" draw:end-shape="id6" draw:end-glue-point="3" svg:d="M7727 13813h6667" svg:viewBox="0 0 6668 1">
          <text:p/>
        </draw:connector>
        <draw:connector draw:style-name="gr4" draw:text-style-name="P4" draw:layer="layout" svg:x1="16.14cm" svg:y1="14.692cm" svg:x2="16.14cm" svg:y2="16.373cm" draw:start-shape="id6" draw:start-glue-point="2" draw:end-shape="id7" draw:end-glue-point="0" svg:d="M16140 14692v1681" svg:viewBox="0 0 1 1682">
          <text:p/>
        </draw:connector>
        <draw:connector draw:style-name="gr4" draw:text-style-name="P4" draw:layer="layout" svg:x1="9.029cm" svg:y1="10.062cm" svg:x2="6.615cm" svg:y2="10.062cm" draw:start-shape="id3" draw:start-glue-point="3" draw:end-shape="id4" draw:end-glue-point="7" svg:d="M9029 10062h-2414" svg:viewBox="0 0 2415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11:00.397861341</meta:creation-date>
    <dc:date>2023-12-08T17:31:04.464820586</dc:date>
    <meta:editing-duration>PT2H34M58S</meta:editing-duration>
    <meta:editing-cycles>8</meta:editing-cycles>
    <meta:generator>LibreOffice/7.6.2.1$MacOSX_AARCH64 LibreOffice_project/56f7684011345957bbf33a7ee678afaf4d2ba333</meta:generator>
    <meta:print-date>2023-12-04T10:53:14.332082574</meta:print-date>
    <meta:printed-by>PDF files</meta:printed-by>
    <meta:document-statistic meta:object-count="24"/>
  </office:meta>
</office:document-meta>
</file>